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Loma" fo:font-size="18pt" fo:font-weight="bold" officeooo:paragraph-rsid="0002f7cf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ying MapReduce to Common Data Proble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37:21.538490983</meta:creation-date>
    <dc:date>2018-04-05T12:38:45.764639287</dc:date>
    <meta:editing-duration>PT1M2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6" meta:character-count="42" meta:non-whitespace-character-count="37"/>
  </office:meta>
</office:document-meta>
</file>